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entury Schoolbook L" svg:font-family="'Century Schoolbook L'"/>
    <style:font-face style:name="Nimbus Sans L" svg:font-family="'Nimbus Sans L'"/>
    <style:font-face style:name="DejaVu Sans" svg:font-family="'DejaVu Sans'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L1">
      <style:paragraph-properties fo:line-height="150%" fo:text-align="justify" style:justify-single-word="false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de instalación</text:p>
      <text:p text:style-name="P1">REMUNEX</text:p>
      <text:p text:style-name="P2"/>
      <text:p text:style-name="P3"><text:tab/>Este manual se confeccionó utilizando el sistema operativo Ubuntu Dapper 6.06 LTS. <text:s/>Para instalar Remunex debe seguir los siguientes pasos:</text:p>
      <text:p text:style-name="P3"/>
      <text:list text:style-name="L1">
        <text:list-item>
          <text:p text:style-name="P4">Descargar el paquete de Remunex de <text:a xlink:type="simple" xlink:href="http://chileforge.cl/">http://chileforge.cl</text:a></text:p>
        </text:list-item>
        <text:list-item>
          <text:p text:style-name="P4">Descomprimir el paquete y dejarlo en el lugar donde usted lo encuentre más indicado.</text:p>
        </text:list-item>
        <text:list-item>
          <text:p text:style-name="P4">Instalar el motor de base de datos postgresql 8.x (aunque Remunex funciona con postgresql 7.3.x)</text:p>
          <text:list>
            <text:list-item>
              <text:p text:style-name="P4">Para instalar puede utilizar apt-get install postgresql o utilizar la aplicación synaptic</text:p>
            </text:list-item>
          </text:list>
        </text:list-item>
        <text:list-item>
          <text:p text:style-name="P4">Para usuarios no avanzados de postgresql se recomienda instalar pgadmin3 (deberá seguir los mismos pasos que utilizo para instalar postgresql).</text:p>
          <text:list>
            <text:list-item>
              <text:p text:style-name="P4">Una vez instalado pgadmin3, debe modificar el fichero pg_hba.conf, en las ultimas lineas de este fichero aparece como método de autenticación md5, cambie los todos al método trust. Este fichero está ubicado en /etc/postgresql/8.1/main/</text:p>
            </text:list-item>
            <text:list-item>
              <text:p text:style-name="P4">Después de modificar el fichero debemos reiniciar el servicio de postgresql de la siguiente forma: /etc/init.d/postgresql-8.1 restart</text:p>
            </text:list-item>
            <text:list-item>
              <text:p text:style-name="P4">Ahora a través de pgadmin nos conectamos a localhost con las opciones por defecto que nos entrega el pgadmin.</text:p>
            </text:list-item>
            <text:list-item>
              <text:p text:style-name="P4">Una vez adentro lo primero que debemos hacer es crear a un nuevo usuario llamado Remunex.</text:p>
            </text:list-item>
            <text:list-item>
              <text:p text:style-name="P4">Después de crear al usuario debemos crear la base de datos llamada Remunex, con codificación ASCII.</text:p>
            </text:list-item>
            <text:list-item>
              <text:p text:style-name="P4">Ahora debemos desconectarnos y entrar con el nombre del usuario Remunex a la base de datos Remunex.</text:p>
            </text:list-item>
            <text:list-item>
              <text:p text:style-name="P4">Después de esto debemos ejecutar el script que se adjunta.</text:p>
            </text:list-item>
            <text:list-item>
              <text:p text:style-name="P4">Y...listo, Remunex ya debiera correr sin ningún problema.</text:p>
            </text:list-item>
            <text:list-item>
              <text:p text:style-name="P4">Para ejecutar desde consola debemos realizar un python -u main.py (obviamente dentro de la carpeta en la que se encuentra Remunex)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entury Schoolbook L" svg:font-family="'Century Schoolbook L'"/>
    <style:font-face style:name="Nimbus Sans L" svg:font-family="'Nimbus Sans L'"/>
    <style:font-face style:name="DejaVu Sans" svg:font-family="'DejaVu Sans'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entury Schoolbook L" fo:font-size="12pt" fo:language="es" fo:country="CL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Century Schoolbook 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entury Schoolbook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entury Schoolbook 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milton aguilera</meta:initial-creator>
    <meta:creation-date>2006-09-26T11:04:47</meta:creation-date>
    <dc:creator>milton aguilera</dc:creator>
    <dc:date>2006-09-26T11:24:41</dc:date>
    <dc:language>es-CL</dc:language>
    <meta:editing-cycles>2</meta:editing-cycles>
    <meta:editing-duration>PT19M5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7" meta:word-count="262" meta:character-count="1645"/>
  </office:meta>
</office:document-meta>
</file>